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19296c"/>
    </style:style>
    <style:style style:name="P2" style:family="paragraph" style:parent-style-name="Standard">
      <style:text-properties officeooo:rsid="0019296c" officeooo:paragraph-rsid="0019296c"/>
    </style:style>
    <style:style style:name="P3" style:family="paragraph" style:parent-style-name="Standard">
      <style:text-properties officeooo:rsid="0022d256" officeooo:paragraph-rsid="0022d256"/>
    </style:style>
    <style:style style:name="P4" style:family="paragraph" style:parent-style-name="Standard">
      <style:text-properties officeooo:rsid="0024242a" officeooo:paragraph-rsid="0024242a"/>
    </style:style>
    <style:style style:name="P5" style:family="paragraph" style:parent-style-name="Standard" style:list-style-name="L1">
      <style:text-properties officeooo:rsid="0024242a" officeooo:paragraph-rsid="0024242a"/>
    </style:style>
    <style:style style:name="T1" style:family="text">
      <style:text-properties officeooo:rsid="00218c5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PIC<text:span text:style-name="T1">3</text:span> – <text:span text:style-name="T1">Security</text:span> – clase 0<text:span text:style-name="T1">1</text:span></text:p>
      <text:p text:style-name="P2"/>
      <text:p text:style-name="P3">Preparación material del curso</text:p>
      <text:p text:style-name="P3">172.16.1.0/24</text:p>
      <text:p text:style-name="P3"/>
      <text:p text:style-name="P3">Uso de claves asimétricas con ssh </text:p>
      <text:p text:style-name="P3">pub --- &gt; envía al servidor - ~/.ssh/authorized_keys</text:p>
      <text:p text:style-name="P3">priv. --→ local</text:p>
      <text:p text:style-name="P3">ssh-agent – carga variables ssh-add – carga la priv en memoria . -- solución a la palabra de paso </text:p>
      <text:p text:style-name="P3"/>
      <text:p text:style-name="P4">USO DE OPENSSL</text:p>
      <text:list text:style-name="L1">
        <text:list-item>
          <text:p text:style-name="P5">Encriptación con clave compartida (simétrica)</text:p>
        </text:list-item>
        <text:list-item>
          <text:p text:style-name="P5">encriptación con clave pública y desencriptado con la privadas</text:p>
        </text:list-item>
        <text:list-item>
          <text:p text:style-name="P5">Generación de hashes</text:p>
        </text:list-item>
      </text:list>
      <text:p text:style-name="P4"/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1-22T16:29:41.632918416</dc:date>
    <meta:editing-duration>P1DT11H37M53S</meta:editing-duration>
    <meta:editing-cycles>13</meta:editing-cycles>
    <meta:generator>LibreOffice/7.6.2.1$Linux_X86_64 LibreOffice_project/56f7684011345957bbf33a7ee678afaf4d2ba333</meta:generator>
    <meta:document-statistic meta:table-count="0" meta:image-count="0" meta:object-count="0" meta:page-count="1" meta:paragraph-count="11" meta:word-count="67" meta:character-count="416" meta:non-whitespace-character-count="358"/>
  </office:meta>
</office:document-meta>
</file>